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5859"/>
    </style:style>
    <style:style style:name="T1" style:family="text">
      <style:text-properties officeooo:rsid="000b58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mdb analysis : </text:span><text:a xlink:type="simple" xlink:href="https://medium.com/my-data-camp-journey/investigating-tmdb-movie-datasets-4ee04c263915" text:style-name="Internet_20_link" text:visited-style-name="Visited_20_Internet_20_Link">https://medium.com/my-data-camp-journey/investigating-tmdb-movie-datasets-4ee04c263915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4:24:14.009394160</meta:creation-date>
    <dc:date>2022-08-11T04:27:11.103660550</dc:date>
    <meta:editing-duration>PT2M57S</meta:editing-duration>
    <meta:editing-cycles>1</meta:editing-cycles>
    <meta:document-statistic meta:table-count="0" meta:image-count="0" meta:object-count="0" meta:page-count="1" meta:paragraph-count="1" meta:word-count="4" meta:character-count="103" meta:non-whitespace-character-count="99"/>
    <meta:generator>LibreOffice/6.4.7.2$Linux_X86_64 LibreOffice_project/40$Build-2</meta:generator>
  </office:meta>
</office:document-meta>
</file>